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100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0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4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5" table:formula="of:=[.B3]+[.C3]" office:value-type="float" office:value="2" calcext:value-type="float">
            <text:p>2</text:p>
          </table:table-cell>
          <table:table-cell table:style-name="ce42" table:formula="of:=[.D3]/[.$D$12]" office:value-type="percentage" office:value="0.00421052631578947" calcext:value-type="percentage">
            <text:p>0,4%</text:p>
          </table:table-cell>
          <table:table-cell table:style-name="ce46" table:formula="of:=[.E3]" office:value-type="percentage" office:value="0.00421052631578947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0" calcext:value-type="float">
            <text:p>20</text:p>
          </table:table-cell>
          <table:table-cell table:style-name="ce29" office:value-type="float" office:value="23" calcext:value-type="float">
            <text:p>23</text:p>
          </table:table-cell>
          <table:table-cell table:style-name="ce35" table:formula="of:=[.B4]+[.C4]" office:value-type="float" office:value="43" calcext:value-type="float">
            <text:p>43</text:p>
          </table:table-cell>
          <table:table-cell table:style-name="ce42" table:formula="of:=[.D4]/[.$D$12]" office:value-type="percentage" office:value="0.0905263157894737" calcext:value-type="percentage">
            <text:p>9,1%</text:p>
          </table:table-cell>
          <table:table-cell table:style-name="ce47" table:formula="of:=[.F3]+[.E4]" office:value-type="percentage" office:value="0.0947368421052632" calcext:value-type="percentage">
            <text:p>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28" calcext:value-type="float">
            <text:p>28</text:p>
          </table:table-cell>
          <table:table-cell table:style-name="ce29" office:value-type="float" office:value="36" calcext:value-type="float">
            <text:p>36</text:p>
          </table:table-cell>
          <table:table-cell table:style-name="ce35" table:formula="of:=[.B5]+[.C5]" office:value-type="float" office:value="64" calcext:value-type="float">
            <text:p>64</text:p>
          </table:table-cell>
          <table:table-cell table:style-name="ce42" table:formula="of:=[.D5]/[.$D$12]" office:value-type="percentage" office:value="0.134736842105263" calcext:value-type="percentage">
            <text:p>13,5%</text:p>
          </table:table-cell>
          <table:table-cell table:style-name="ce46" table:formula="of:=[.F4]+[.E5]" office:value-type="percentage" office:value="0.229473684210526" calcext:value-type="percentage">
            <text:p>2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32" calcext:value-type="float">
            <text:p>32</text:p>
          </table:table-cell>
          <table:table-cell table:style-name="ce29" office:value-type="float" office:value="29" calcext:value-type="float">
            <text:p>29</text:p>
          </table:table-cell>
          <table:table-cell table:style-name="ce35" table:formula="of:=[.B6]+[.C6]" office:value-type="float" office:value="61" calcext:value-type="float">
            <text:p>61</text:p>
          </table:table-cell>
          <table:table-cell table:style-name="ce42" table:formula="of:=[.D6]/[.$D$12]" office:value-type="percentage" office:value="0.128421052631579" calcext:value-type="percentage">
            <text:p>12,8%</text:p>
          </table:table-cell>
          <table:table-cell table:style-name="ce48" table:formula="of:=[.F5]+[.E6]" office:value-type="percentage" office:value="0.357894736842105" calcext:value-type="percentage">
            <text:p>3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9" calcext:value-type="float">
            <text:p>29</text:p>
          </table:table-cell>
          <table:table-cell table:style-name="ce29" office:value-type="float" office:value="27" calcext:value-type="float">
            <text:p>27</text:p>
          </table:table-cell>
          <table:table-cell table:style-name="ce35" table:formula="of:=[.B7]+[.C7]" office:value-type="float" office:value="56" calcext:value-type="float">
            <text:p>56</text:p>
          </table:table-cell>
          <table:table-cell table:style-name="ce42" table:formula="of:=[.D7]/[.$D$12]" office:value-type="percentage" office:value="0.117894736842105" calcext:value-type="percentage">
            <text:p>11,8%</text:p>
          </table:table-cell>
          <table:table-cell table:style-name="ce48" table:formula="of:=[.F6]+[.E7]" office:value-type="percentage" office:value="0.475789473684211" calcext:value-type="percentage">
            <text:p>4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37" calcext:value-type="float">
            <text:p>37</text:p>
          </table:table-cell>
          <table:table-cell table:style-name="ce29" office:value-type="float" office:value="37" calcext:value-type="float">
            <text:p>37</text:p>
          </table:table-cell>
          <table:table-cell table:style-name="ce35" table:formula="of:=[.B8]+[.C8]" office:value-type="float" office:value="74" calcext:value-type="float">
            <text:p>74</text:p>
          </table:table-cell>
          <table:table-cell table:style-name="ce42" table:formula="of:=[.D8]/[.$D$12]" office:value-type="percentage" office:value="0.155789473684211" calcext:value-type="percentage">
            <text:p>15,6%</text:p>
          </table:table-cell>
          <table:table-cell table:style-name="ce46" table:formula="of:=[.F7]+[.E8]" office:value-type="percentage" office:value="0.631578947368421" calcext:value-type="percentage">
            <text:p>6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27" calcext:value-type="float">
            <text:p>27</text:p>
          </table:table-cell>
          <table:table-cell table:style-name="ce29" office:value-type="float" office:value="21" calcext:value-type="float">
            <text:p>21</text:p>
          </table:table-cell>
          <table:table-cell table:style-name="ce35" table:formula="of:=[.B9]+[.C9]" office:value-type="float" office:value="48" calcext:value-type="float">
            <text:p>48</text:p>
          </table:table-cell>
          <table:table-cell table:style-name="ce42" table:formula="of:=[.D9]/[.$D$12]" office:value-type="percentage" office:value="0.101052631578947" calcext:value-type="percentage">
            <text:p>10,1%</text:p>
          </table:table-cell>
          <table:table-cell table:style-name="ce46" table:formula="of:=[.F8]+[.E9]" office:value-type="percentage" office:value="0.732631578947369" calcext:value-type="percentage">
            <text:p>7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35" table:formula="of:=[.B10]+[.C10]" office:value-type="float" office:value="34" calcext:value-type="float">
            <text:p>34</text:p>
          </table:table-cell>
          <table:table-cell table:style-name="ce42" table:formula="of:=[.D10]/[.$D$12]" office:value-type="percentage" office:value="0.071578947368421" calcext:value-type="percentage">
            <text:p>7,2%</text:p>
          </table:table-cell>
          <table:table-cell table:style-name="ce46" table:formula="of:=[.F9]+[.E10]" office:value-type="percentage" office:value="0.80421052631579" calcext:value-type="percentage">
            <text:p>8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39" calcext:value-type="float">
            <text:p>39</text:p>
          </table:table-cell>
          <table:table-cell table:style-name="ce29" office:value-type="float" office:value="54" calcext:value-type="float">
            <text:p>54</text:p>
          </table:table-cell>
          <table:table-cell table:style-name="ce35" table:formula="of:=[.B11]+[.C11]" office:value-type="float" office:value="93" calcext:value-type="float">
            <text:p>93</text:p>
          </table:table-cell>
          <table:table-cell table:style-name="ce43" table:formula="of:=[.D11]/[.$D$12]" office:value-type="percentage" office:value="0.195789473684211" calcext:value-type="percentage">
            <text:p>19,6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229" calcext:value-type="float">
            <text:p>229</text:p>
          </table:table-cell>
          <table:table-cell table:style-name="ce20" table:formula="of:=SUM([.C3:.C11])" office:value-type="float" office:value="246" calcext:value-type="float">
            <text:p>246</text:p>
          </table:table-cell>
          <table:table-cell table:style-name="ce36" table:formula="of:=SUM([.D3:.D11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82105263157895" calcext:value-type="percentage">
            <text:p>48 %</text:p>
          </table:table-cell>
          <table:table-cell table:style-name="ce21" table:formula="of:=[.C12]/[.D12]" office:value-type="percentage" office:value="0.517894736842105" calcext:value-type="percentage">
            <text:p>52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1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304" calcext:value-type="float">
            <text:p>304</text:p>
          </table:table-cell>
          <table:table-cell table:style-name="ce38" office:value-type="float" office:value="11" calcext:value-type="float">
            <text:p>11</text:p>
          </table:table-cell>
          <table:table-cell table:style-name="ce23" table:formula="of:=SUM([.A18:.D18])" office:value-type="float" office:value="479" calcext:value-type="float">
            <text:p>479</text:p>
          </table:table-cell>
          <table:table-cell/>
          <table:table-cell table:style-name="ce60" office:value-type="percentage" office:value="0.037" calcext:value-type="percentage" table:number-columns-spanned="3" table:number-rows-spanned="1">
            <text:p>3,70 %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9" table:formula="of:=[.A18]/[.$E$18]" office:value-type="percentage" office:value="0.217118997912317" calcext:value-type="percentage">
            <text:p>21,7%</text:p>
          </table:table-cell>
          <table:table-cell table:style-name="ce9" table:formula="of:=[.B18]/[.$E$18]" office:value-type="percentage" office:value="0.125260960334029" calcext:value-type="percentage">
            <text:p>12,5%</text:p>
          </table:table-cell>
          <table:table-cell table:style-name="ce9" table:formula="of:=[.C18]/[.$E$18]" office:value-type="percentage" office:value="0.634655532359081" calcext:value-type="percentage">
            <text:p>63,5%</text:p>
          </table:table-cell>
          <table:table-cell table:style-name="ce9" table:formula="of:=[.D18]/[.$E$18]" office:value-type="percentage" office:value="0.022964509394572" calcext:value-type="percentage">
            <text:p>2,3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10" office:value-type="string" calcext:value-type="string">
            <text:p>Distribución por síntomas: en 3 casos confirmados no ha sido posible identificar la existencia o no de sintomatología</text:p>
          </table:table-cell>
          <table:table-cell table:number-columns-repeated="5"/>
          <table:table-cell table:style-name="ce61" office:value-type="float" office:value="11.3" calcext:value-type="float" table:number-columns-spanned="3" table:number-rows-spanned="1">
            <text:p>11,30</text:p>
          </table:table-cell>
          <table:covered-table-cell table:style-name="ce71"/>
          <table:covered-table-cell table:style-name="ce8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239" calcext:value-type="float">
            <text:p>239</text:p>
          </table:table-cell>
          <table:table-cell table:style-name="ce30" table:formula="of:=[.B22]/[.E18]" office:value-type="percentage" office:value="0.498956158663883" calcext:value-type="percentage">
            <text:p>50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235" calcext:value-type="float">
            <text:p>235</text:p>
          </table:table-cell>
          <table:table-cell table:style-name="ce31" table:formula="of:=[.B23]/[.E18]" office:value-type="percentage" office:value="0.490605427974948" calcext:value-type="percentage">
            <text:p>4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32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32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4" office:value-type="float" office:value="22" calcext:value-type="float">
            <text:p>22</text:p>
          </table:table-cell>
          <table:table-cell table:style-name="ce32" table:formula="of:=[.B28]/[.$B$107]" office:value-type="percentage" office:value="0.0459290187891441" calcext:value-type="percentage">
            <text:p>4,59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2" office:value-type="float" office:value="12" calcext:value-type="float">
            <text:p>12</text:p>
          </table:table-cell>
          <table:table-cell table:style-name="ce72" table:formula="of:=[.G28]/[.G$37]" office:value-type="percentage" office:value="0.0250521920668058" calcext:value-type="percentage">
            <text:p>2,51 %</text:p>
          </table:table-cell>
          <table:table-cell table:style-name="ce82"/>
          <table:table-cell table:style-name="ce6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4" office:value-type="float" office:value="19" calcext:value-type="float">
            <text:p>19</text:p>
          </table:table-cell>
          <table:table-cell table:style-name="ce32" table:formula="of:=[.B29]/[.$B$107]" office:value-type="percentage" office:value="0.0396659707724426" calcext:value-type="percentage">
            <text:p>3,97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3" office:value-type="float" office:value="38" calcext:value-type="float">
            <text:p>38</text:p>
          </table:table-cell>
          <table:table-cell table:style-name="ce73" table:formula="of:=[.G29]/[.G$37]" office:value-type="percentage" office:value="0.0793319415448852" calcext:value-type="percentage">
            <text:p>7,93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4" office:value-type="float" office:value="18" calcext:value-type="float">
            <text:p>18</text:p>
          </table:table-cell>
          <table:table-cell table:style-name="ce32" table:formula="of:=[.B30]/[.$B$107]" office:value-type="percentage" office:value="0.0375782881002088" calcext:value-type="percentage">
            <text:p>3,76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3" office:value-type="float" office:value="7" calcext:value-type="float">
            <text:p>7</text:p>
          </table:table-cell>
          <table:table-cell table:style-name="ce73" table:formula="of:=[.G30]/[.G$37]" office:value-type="percentage" office:value="0.0146137787056367" calcext:value-type="percentage">
            <text:p>1,46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4" office:value-type="float" office:value="17" calcext:value-type="float">
            <text:p>17</text:p>
          </table:table-cell>
          <table:table-cell table:style-name="ce32" table:formula="of:=[.B31]/[.$B$107]" office:value-type="percentage" office:value="0.0354906054279749" calcext:value-type="percentage">
            <text:p>3,55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1" office:value-type="string" calcext:value-type="string">
            <text:p>HUESCA</text:p>
          </table:table-cell>
          <table:table-cell table:style-name="ce64" office:value-type="float" office:value="62" calcext:value-type="float">
            <text:p>62</text:p>
          </table:table-cell>
          <table:table-cell table:style-name="ce74" table:formula="of:=[.G31]/[.G$37]" office:value-type="percentage" office:value="0.129436325678497" calcext:value-type="percentage">
            <text:p>12,94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4" office:value-type="float" office:value="16" calcext:value-type="float">
            <text:p>16</text:p>
          </table:table-cell>
          <table:table-cell table:style-name="ce32" table:formula="of:=[.B32]/[.$B$107]" office:value-type="percentage" office:value="0.0334029227557411" calcext:value-type="percentage">
            <text:p>3,34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[.G32]/[.G$37]" office:value-type="percentage" office:value="0.104384133611691" calcext:value-type="percentage">
            <text:p>10,44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3]/[.$B$107]" office:value-type="percentage" office:value="0.0292275574112735" calcext:value-type="percentage">
            <text:p>2,92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0" office:value-type="string" calcext:value-type="string">
            <text:p>ZARAGOZA I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[.G33]/[.G$37]" office:value-type="percentage" office:value="0.123173277661795" calcext:value-type="percentage">
            <text:p>12,32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34]/[.$B$107]" office:value-type="percentage" office:value="0.0292275574112735" calcext:value-type="percentage">
            <text:p>2,92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5" office:value-type="float" office:value="107" calcext:value-type="float">
            <text:p>107</text:p>
          </table:table-cell>
          <table:table-cell table:style-name="ce75" table:formula="of:=[.G34]/[.G$37]" office:value-type="percentage" office:value="0.223382045929019" calcext:value-type="percentage">
            <text:p>22,34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Grañén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5]/[.$B$107]" office:value-type="percentage" office:value="0.0250521920668058" calcext:value-type="percentage">
            <text:p>2,51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6" office:value-type="float" office:value="112" calcext:value-type="float">
            <text:p>112</text:p>
          </table:table-cell>
          <table:table-cell table:style-name="ce76" table:formula="of:=[.G35]/[.G$37]" office:value-type="percentage" office:value="0.233820459290188" calcext:value-type="percentage">
            <text:p>23,38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6]/[.$B$107]" office:value-type="percentage" office:value="0.0250521920668058" calcext:value-type="percentage">
            <text:p>2,51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7" office:value-type="float" office:value="32" calcext:value-type="float">
            <text:p>32</text:p>
          </table:table-cell>
          <table:table-cell table:style-name="ce77" table:formula="of:=[.G36]/[.G$37]" office:value-type="percentage" office:value="0.0668058455114822" calcext:value-type="percentage">
            <text:p>6,68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7]/[.$B$107]" office:value-type="percentage" office:value="0.022964509394572" calcext:value-type="percentage">
            <text:p>2,30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8" table:formula="of:=SUM([.G28:.G36])" office:value-type="float" office:value="479" calcext:value-type="float">
            <text:p>479</text:p>
          </table:table-cell>
          <table:table-cell table:style-name="ce78"/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8]/[.$B$107]" office:value-type="percentage" office:value="0.022964509394572" calcext:value-type="percentage">
            <text:p>2,30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aría de Huerva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9]/[.$B$107]" office:value-type="percentage" office:value="0.0208768267223382" calcext:value-type="percentage">
            <text:p>2,09 %</text:p>
          </table:table-cell>
          <table:table-cell table:style-name="ce39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40]/[.$B$107]" office:value-type="percentage" office:value="0.0208768267223382" calcext:value-type="percentage">
            <text:p>2,09 %</text:p>
          </table:table-cell>
          <table:table-cell table:style-name="ce39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1]/[.$B$107]" office:value-type="percentage" office:value="0.0187891440501044" calcext:value-type="percentage">
            <text:p>1,88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spanned="3" table:number-rows-spanned="1"/>
          <table:covered-table-cell table:number-columns-repeated="2" table:style-name="ce58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2]/[.$B$107]" office:value-type="percentage" office:value="0.0187891440501044" calcext:value-type="percentage">
            <text:p>1,88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3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3]/[.$B$107]" office:value-type="percentage" office:value="0.0187891440501044" calcext:value-type="percentage">
            <text:p>1,88 %</text:p>
          </table:table-cell>
          <table:table-cell table:style-name="ce40" office:value-type="float" office:value="16" calcext:value-type="float">
            <text:p>1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4]/[.$B$107]" office:value-type="percentage" office:value="0.0187891440501044" calcext:value-type="percentage">
            <text:p>1,88 %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5]/[.$B$107]" office:value-type="percentage" office:value="0.0187891440501044" calcext:value-type="percentage">
            <text:p>1,88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46]/[.$B$107]" office:value-type="percentage" office:value="0.0187891440501044" calcext:value-type="percentage">
            <text:p>1,88 %</text:p>
          </table:table-cell>
          <table:table-cell table:style-name="ce40" office:value-type="float" office:value="19" calcext:value-type="float">
            <text:p>19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7]/[.$B$107]" office:value-type="percentage" office:value="0.0167014613778706" calcext:value-type="percentage">
            <text:p>1,67 %</text:p>
          </table:table-cell>
          <table:table-cell table:style-name="ce40" office:value-type="float" office:value="20" calcext:value-type="float">
            <text:p>20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8]/[.$B$107]" office:value-type="percentage" office:value="0.0167014613778706" calcext:value-type="percentage">
            <text:p>1,67 %</text:p>
          </table:table-cell>
          <table:table-cell table:style-name="ce40" office:value-type="float" office:value="21" calcext:value-type="float">
            <text:p>21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49]/[.$B$107]" office:value-type="percentage" office:value="0.0167014613778706" calcext:value-type="percentage">
            <text:p>1,67 %</text:p>
          </table:table-cell>
          <table:table-cell table:style-name="ce40" office:value-type="float" office:value="22" calcext:value-type="float">
            <text:p>22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50]/[.$B$107]" office:value-type="percentage" office:value="0.0167014613778706" calcext:value-type="percentage">
            <text:p>1,67 %</text:p>
          </table:table-cell>
          <table:table-cell table:style-name="ce40" office:value-type="float" office:value="23" calcext:value-type="float">
            <text:p>23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1]/[.$B$107]" office:value-type="percentage" office:value="0.0146137787056367" calcext:value-type="percentage">
            <text:p>1,46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2]/[.$B$107]" office:value-type="percentage" office:value="0.0146137787056367" calcext:value-type="percentage">
            <text:p>1,46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3]/[.$B$107]" office:value-type="percentage" office:value="0.0146137787056367" calcext:value-type="percentage">
            <text:p>1,46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4]/[.$B$107]" office:value-type="percentage" office:value="0.0146137787056367" calcext:value-type="percentage">
            <text:p>1,46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5]/[.$B$107]" office:value-type="percentage" office:value="0.0146137787056367" calcext:value-type="percentage">
            <text:p>1,46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6]/[.$B$107]" office:value-type="percentage" office:value="0.0146137787056367" calcext:value-type="percentage">
            <text:p>1,46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Albarracín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7]/[.$B$107]" office:value-type="percentage" office:value="0.0125260960334029" calcext:value-type="percentage">
            <text:p>1,25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8]/[.$B$107]" office:value-type="percentage" office:value="0.0125260960334029" calcext:value-type="percentage">
            <text:p>1,25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59]/[.$B$107]" office:value-type="percentage" office:value="0.0125260960334029" calcext:value-type="percentage">
            <text:p>1,25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bieg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0]/[.$B$107]" office:value-type="percentage" office:value="0.0104384133611691" calcext:value-type="percentage">
            <text:p>1,04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1]/[.$B$107]" office:value-type="percentage" office:value="0.0104384133611691" calcext:value-type="percentage">
            <text:p>1,04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2]/[.$B$107]" office:value-type="percentage" office:value="0.0104384133611691" calcext:value-type="percentage">
            <text:p>1,04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63]/[.$B$107]" office:value-type="percentage" office:value="0.0104384133611691" calcext:value-type="percentage">
            <text:p>1,04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4]/[.$B$107]" office:value-type="percentage" office:value="0.00835073068893528" calcext:value-type="percentage">
            <text:p>0,84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5]/[.$B$107]" office:value-type="percentage" office:value="0.00835073068893528" calcext:value-type="percentage">
            <text:p>0,84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6]/[.$B$107]" office:value-type="percentage" office:value="0.00835073068893528" calcext:value-type="percentage">
            <text:p>0,84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7]/[.$B$107]" office:value-type="percentage" office:value="0.00835073068893528" calcext:value-type="percentage">
            <text:p>0,84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8]/[.$B$107]" office:value-type="percentage" office:value="0.00835073068893528" calcext:value-type="percentage">
            <text:p>0,84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9]/[.$B$107]" office:value-type="percentage" office:value="0.00835073068893528" calcext:value-type="percentage">
            <text:p>0,84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0]/[.$B$107]" office:value-type="percentage" office:value="0.00835073068893528" calcext:value-type="percentage">
            <text:p>0,84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71]/[.$B$107]" office:value-type="percentage" office:value="0.00835073068893528" calcext:value-type="percentage">
            <text:p>0,84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9"/>
          <table:table-cell table:number-columns-repeated="3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2]/[.$B$107]" office:value-type="percentage" office:value="0.00626304801670146" calcext:value-type="percentage">
            <text:p>0,63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3]/[.$B$107]" office:value-type="percentage" office:value="0.00626304801670146" calcext:value-type="percentage">
            <text:p>0,63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4]/[.$B$107]" office:value-type="percentage" office:value="0.00626304801670146" calcext:value-type="percentage">
            <text:p>0,63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5]/[.$B$107]" office:value-type="percentage" office:value="0.00626304801670146" calcext:value-type="percentage">
            <text:p>0,63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6]/[.$B$107]" office:value-type="percentage" office:value="0.00626304801670146" calcext:value-type="percentage">
            <text:p>0,63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7]/[.$B$107]" office:value-type="percentage" office:value="0.00626304801670146" calcext:value-type="percentage">
            <text:p>0,63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8]/[.$B$107]" office:value-type="percentage" office:value="0.00626304801670146" calcext:value-type="percentage">
            <text:p>0,63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rera de los Navarro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9]/[.$B$107]" office:value-type="percentage" office:value="0.00626304801670146" calcext:value-type="percentage">
            <text:p>0,63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0]/[.$B$107]" office:value-type="percentage" office:value="0.00626304801670146" calcext:value-type="percentage">
            <text:p>0,63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1]/[.$B$107]" office:value-type="percentage" office:value="0.00417536534446764" calcext:value-type="percentage">
            <text:p>0,42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2]/[.$B$107]" office:value-type="percentage" office:value="0.00417536534446764" calcext:value-type="percentage">
            <text:p>0,42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3]/[.$B$107]" office:value-type="percentage" office:value="0.00417536534446764" calcext:value-type="percentage">
            <text:p>0,42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erdú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4]/[.$B$107]" office:value-type="percentage" office:value="0.00417536534446764" calcext:value-type="percentage">
            <text:p>0,42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5]/[.$B$107]" office:value-type="percentage" office:value="0.00417536534446764" calcext:value-type="percentage">
            <text:p>0,42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rot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6]/[.$B$107]" office:value-type="percentage" office:value="0.00417536534446764" calcext:value-type="percentage">
            <text:p>0,42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7]/[.$B$107]" office:value-type="percentage" office:value="0.00417536534446764" calcext:value-type="percentage">
            <text:p>0,42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8]/[.$B$107]" office:value-type="percentage" office:value="0.00417536534446764" calcext:value-type="percentage">
            <text:p>0,42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9]/[.$B$107]" office:value-type="percentage" office:value="0.00417536534446764" calcext:value-type="percentage">
            <text:p>0,42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0]/[.$B$107]" office:value-type="percentage" office:value="0.00417536534446764" calcext:value-type="percentage">
            <text:p>0,42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1]/[.$B$107]" office:value-type="percentage" office:value="0.00417536534446764" calcext:value-type="percentage">
            <text:p>0,42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águ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107]" office:value-type="percentage" office:value="0.00208768267223382" calcext:value-type="percentage">
            <text:p>0,21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enabarr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107]" office:value-type="percentage" office:value="0.00208768267223382" calcext:value-type="percentage">
            <text:p>0,21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107]" office:value-type="percentage" office:value="0.00208768267223382" calcext:value-type="percentage">
            <text:p>0,21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107]" office:value-type="percentage" office:value="0.00208768267223382" calcext:value-type="percentage">
            <text:p>0,21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6]/[.$B$107]" office:value-type="percentage" office:value="0.00208768267223382" calcext:value-type="percentage">
            <text:p>0,21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drill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7]/[.$B$107]" office:value-type="percentage" office:value="0.00208768267223382" calcext:value-type="percentage">
            <text:p>0,21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8]/[.$B$107]" office:value-type="percentage" office:value="0.00208768267223382" calcext:value-type="percentage">
            <text:p>0,21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ell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9]/[.$B$107]" office:value-type="percentage" office:value="0.00208768267223382" calcext:value-type="percentage">
            <text:p>0,21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0]/[.$B$107]" office:value-type="percentage" office:value="0.00208768267223382" calcext:value-type="percentage">
            <text:p>0,21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1]/[.$B$107]" office:value-type="percentage" office:value="0.00208768267223382" calcext:value-type="percentage">
            <text:p>0,21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2]/[.$B$107]" office:value-type="percentage" office:value="0.00208768267223382" calcext:value-type="percentage">
            <text:p>0,21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3]/[.$B$107]" office:value-type="percentage" office:value="0.00208768267223382" calcext:value-type="percentage">
            <text:p>0,21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4]/[.$B$107]" office:value-type="percentage" office:value="0.00208768267223382" calcext:value-type="percentage">
            <text:p>0,21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e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5]/[.$B$107]" office:value-type="percentage" office:value="0.00208768267223382" calcext:value-type="percentage">
            <text:p>0,21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32" calcext:value-type="float">
            <text:p>32</text:p>
          </table:table-cell>
          <table:table-cell table:style-name="ce33" table:formula="of:=[.B106]/[.$B$107]" office:value-type="percentage" office:value="0.0668058455114822" calcext:value-type="percentage">
            <text:p>6,68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/>
          <table:table-cell table:style-name="ce27" table:formula="of:=SUM([.B28:.B106])" office:value-type="float" office:value="479" calcext:value-type="float">
            <text:p>479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68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08'.$A$1" table:cell-range-address="$'20201008'.$A$27:.$D$81"/>
        </table:named-expressions>
      </table:table>
      <table:named-expressions/>
      <table:database-ranges>
        <table:database-range table:name="__Anonymous_Sheet_DB__0" table:target-range-address="'20201008'.A27:'20201008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08" style:display-name="PageStyle_202010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09T15:52:18</dc:date>
    <meta:generator>LibreOffice/6.0.7.3$Linux_X86_64 LibreOffice_project/00m0$Build-3</meta:generator>
    <meta:document-statistic meta:table-count="1" meta:cell-count="447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